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65a5" officeooo:paragraph-rsid="001e65a5"/>
    </style:style>
    <style:style style:name="P2" style:family="paragraph" style:parent-style-name="Standard">
      <style:paragraph-properties>
        <style:tab-stops>
          <style:tab-stop style:position="0.988cm"/>
        </style:tab-stops>
      </style:paragraph-properties>
      <style:text-properties officeooo:rsid="001e65a5" officeooo:paragraph-rsid="001e65a5"/>
    </style:style>
    <style:style style:name="P3" style:family="paragraph" style:parent-style-name="Standard">
      <style:paragraph-properties>
        <style:tab-stops>
          <style:tab-stop style:position="0cm"/>
        </style:tab-stops>
      </style:paragraph-properties>
      <style:text-properties officeooo:rsid="001e65a5" officeooo:paragraph-rsid="001e65a5"/>
    </style:style>
    <style:style style:name="P4" style:family="paragraph" style:parent-style-name="Standard">
      <style:paragraph-properties>
        <style:tab-stops>
          <style:tab-stop style:position="0cm"/>
        </style:tab-stops>
      </style:paragraph-properties>
      <style:text-properties officeooo:rsid="001e8d6a" officeooo:paragraph-rsid="001e8d6a"/>
    </style:style>
    <style:style style:name="P5" style:family="paragraph" style:parent-style-name="Standard">
      <style:paragraph-properties>
        <style:tab-stops>
          <style:tab-stop style:position="0cm"/>
        </style:tab-stops>
      </style:paragraph-properties>
      <style:text-properties officeooo:rsid="001e8d6a" officeooo:paragraph-rsid="00207128"/>
    </style:style>
    <style:style style:name="P6" style:family="paragraph" style:parent-style-name="Standard">
      <style:paragraph-properties>
        <style:tab-stops/>
      </style:paragraph-properties>
      <style:text-properties officeooo:rsid="001e8d6a" officeooo:paragraph-rsid="001e8d6a"/>
    </style:style>
    <style:style style:name="P7" style:family="paragraph" style:parent-style-name="Standard">
      <style:paragraph-properties>
        <style:tab-stops>
          <style:tab-stop style:position="0cm"/>
        </style:tab-stops>
      </style:paragraph-properties>
      <style:text-properties officeooo:rsid="00207128" officeooo:paragraph-rsid="00207128"/>
    </style:style>
    <style:style style:name="P8" style:family="paragraph" style:parent-style-name="Standard">
      <style:paragraph-properties>
        <style:tab-stops>
          <style:tab-stop style:position="0cm"/>
        </style:tab-stops>
      </style:paragraph-properties>
      <style:text-properties officeooo:rsid="0021641a" officeooo:paragraph-rsid="0021641a"/>
    </style:style>
    <style:style style:name="P9" style:family="paragraph" style:parent-style-name="Standard">
      <style:text-properties officeooo:rsid="00236be8" officeooo:paragraph-rsid="00236be8"/>
    </style:style>
    <style:style style:name="P10" style:family="paragraph" style:parent-style-name="Standard">
      <style:text-properties officeooo:rsid="002492f7" officeooo:paragraph-rsid="002492f7"/>
    </style:style>
    <style:style style:name="P11" style:family="paragraph" style:parent-style-name="Standard">
      <style:paragraph-properties fo:break-before="page">
        <style:tab-stops>
          <style:tab-stop style:position="0cm"/>
        </style:tab-stops>
      </style:paragraph-properties>
      <style:text-properties officeooo:rsid="001e65a5" officeooo:paragraph-rsid="001e65a5"/>
    </style:style>
    <style:style style:name="P12" style:family="paragraph" style:parent-style-name="Standard">
      <style:text-properties officeooo:rsid="002492f7" officeooo:paragraph-rsid="002492f7"/>
    </style:style>
    <style:style style:name="P13" style:family="paragraph" style:parent-style-name="Standard">
      <style:text-properties officeooo:rsid="002492f7" officeooo:paragraph-rsid="0029b75e"/>
    </style:style>
    <style:style style:name="T1" style:family="text">
      <style:text-properties officeooo:rsid="001e65a5"/>
    </style:style>
    <style:style style:name="T2" style:family="text">
      <style:text-properties officeooo:rsid="001e8d6a"/>
    </style:style>
    <style:style style:name="T3" style:family="text">
      <style:text-properties officeooo:rsid="00207128"/>
    </style:style>
    <style:style style:name="T4" style:family="text">
      <style:text-properties officeooo:rsid="0021641a"/>
    </style:style>
    <style:style style:name="T5" style:family="text">
      <style:text-properties officeooo:rsid="0021b0f4"/>
    </style:style>
    <style:style style:name="T6" style:family="text">
      <style:text-properties officeooo:rsid="00221a79"/>
    </style:style>
    <style:style style:name="T7" style:family="text">
      <style:text-properties officeooo:rsid="00236be8"/>
    </style:style>
    <style:style style:name="T8" style:family="text">
      <style:text-properties officeooo:rsid="0025f4ef"/>
    </style:style>
    <style:style style:name="T9" style:family="text">
      <style:text-properties officeooo:rsid="0029b7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inuous Controllers recognised by Yoshimi</text:p>
      <text:p text:style-name="P1"/>
      <text:p text:style-name="P2">CC<text:tab/><text:tab/><text:tab/>Function</text:p>
      <text:p text:style-name="P6">hex<text:tab/>dec</text:p>
      <text:p text:style-name="P3">00<text:tab/>0<text:tab/>Bank <text:span text:style-name="T3">c</text:span>hange MSB</text:p>
      <text:p text:style-name="P3">01<text:tab/>1<text:tab/><text:span text:style-name="T2">Mod wheel</text:span></text:p>
      <text:p text:style-name="P4">02<text:tab/>2<text:tab/>Breath</text:p>
      <text:p text:style-name="P5">…<text:tab/>...</text:p>
      <text:p text:style-name="P4">06<text:tab/>6<text:tab/>NRPN data MSB</text:p>
      <text:p text:style-name="P4">07<text:tab/>7<text:tab/>Volume</text:p>
      <text:p text:style-name="P5">…<text:tab/>…<text:tab/><text:span text:style-name="T5">(2)</text:span></text:p>
      <text:p text:style-name="P4">0A<text:tab/>10<text:tab/>Panning</text:p>
      <text:p text:style-name="P4">0B<text:tab/>11<text:tab/>Expression</text:p>
      <text:p text:style-name="P7">…<text:tab/>…<text:tab/><text:span text:style-name="T5">(18)</text:span></text:p>
      <text:p text:style-name="P7">20<text:tab/>32<text:tab/>Bank Change LSB</text:p>
      <text:p text:style-name="P7">…<text:tab/>…<text:tab/><text:span text:style-name="T5">(5)</text:span></text:p>
      <text:p text:style-name="P7">26<text:tab/><text:span text:style-name="T1">38<text:tab/>NRPN Data LSB</text:span></text:p>
      <text:p text:style-name="P8">…<text:tab/>…<text:tab/><text:span text:style-name="T5">(25)</text:span></text:p>
      <text:p text:style-name="P3"><text:span text:style-name="T4">40<text:tab/></text:span>64<text:tab/>Sustain <text:span text:style-name="T3">p</text:span>edal</text:p>
      <text:p text:style-name="P3"><text:span text:style-name="T4">41<text:tab/></text:span>65<text:tab/>Portamento</text:p>
      <text:p text:style-name="P8">…<text:tab/>…<text:tab/><text:span text:style-name="T5">(3)</text:span></text:p>
      <text:p text:style-name="P3"><text:span text:style-name="T4">44<text:tab/></text:span>68<text:tab/>Legato pedal</text:p>
      <text:p text:style-name="P8">…<text:tab/>…<text:tab/><text:span text:style-name="T5">(2)</text:span></text:p>
      <text:p text:style-name="P3"><text:span text:style-name="T4">47<text:tab/></text:span>71<text:tab/>Filter Q</text:p>
      <text:p text:style-name="P3">…<text:tab/>…<text:tab/><text:span text:style-name="T5">(2)</text:span></text:p>
      <text:p text:style-name="P3"><text:span text:style-name="T4">4A<text:tab/></text:span>74<text:tab/>Filter Cutoff</text:p>
      <text:p text:style-name="P3"><text:span text:style-name="T4">4B<text:tab/></text:span>75<text:tab/>BandWidth</text:p>
      <text:p text:style-name="P3"><text:span text:style-name="T4">4C<text:tab/></text:span>76<text:tab/>FM amplitude</text:p>
      <text:p text:style-name="P3"><text:span text:style-name="T4">4D<text:tab/></text:span>77<text:tab/>Resonance Center Frequency</text:p>
      <text:p text:style-name="P3"><text:span text:style-name="T4">4E<text:tab/></text:span>78<text:tab/>Resonance Bandwith </text:p>
      <text:p text:style-name="P8">…<text:tab/>…<text:tab/><text:span text:style-name="T5">(17)</text:span></text:p>
      <text:p text:style-name="P3"><text:span text:style-name="T4">60<text:tab/></text:span>96<text:tab/><text:span text:style-name="T3">NRPN </text:span>Data Increment</text:p>
      <text:p text:style-name="P3"><text:span text:style-name="T4">61<text:tab/></text:span>97<text:tab/><text:span text:style-name="T3">NRPN </text:span>Data Decrement</text:p>
      <text:p text:style-name="P3"><text:span text:style-name="T4">62<text:tab/></text:span>98<text:tab/>NRPN LSB</text:p>
      <text:p text:style-name="P3"><text:span text:style-name="T4">63<text:tab/>9</text:span>9<text:tab/>NRPN MSB</text:p>
      <text:p text:style-name="P3">…<text:tab/>…<text:tab/><text:span text:style-name="T6">(20)</text:span></text:p>
      <text:p text:style-name="P3"><text:span text:style-name="T4">78<text:tab/></text:span>120<text:tab/>All Sound O<text:span text:style-name="T6">ff</text:span></text:p>
      <text:p text:style-name="P3"><text:span text:style-name="T4">79<text:tab/></text:span>121<text:tab/>Reset All Controllers</text:p>
      <text:p text:style-name="P3">…<text:tab/>...</text:p>
      <text:p text:style-name="P3"><text:span text:style-name="T4">7B<text:tab/></text:span>123<text:tab/>All Notes O<text:span text:style-name="T6">ff</text:span></text:p>
      <text:p text:style-name="P3">…<text:tab/>…<text:tab/><text:span text:style-name="T6">(4)</text:span></text:p>
      <text:p text:style-name="P3"/>
      <text:p text:style-name="P11"/>
      <text:p text:style-name="P1">NRPNs recognised by Yoshimi</text:p>
      <text:p text:style-name="P1"/>
      <text:p text:style-name="P1"><text:span text:style-name="T7">MSB</text:span><text:tab/><text:tab/><text:span text:style-name="T7">LSB</text:span><text:tab/><text:tab/>Function</text:p>
      <text:p text:style-name="P9">hex<text:tab/>dec<text:tab/>hex<text:tab/>dec</text:p>
      <text:p text:style-name="P9">04<text:tab/>4<text:tab/>&lt; 05<text:tab/>&lt; 5<text:tab/>System Effect Number</text:p>
      <text:p text:style-name="P9">08<text:tab/>4<text:tab/>&lt; 09<text:tab/>&lt; 9<text:tab/>Insertion Effect Number</text:p>
      <text:p text:style-name="P9"/>
      <text:p text:style-name="P10">40<text:tab/>64<text:tab/>00<text:tab/>0<text:tab/>Direct Part Control</text:p>
      <text:p text:style-name="P10">40<text:tab/>64<text:tab/>01<text:tab/>1<text:tab/>Vector Control</text:p>
      <text:p text:style-name="P10">40<text:tab/>64<text:tab/>02<text:tab/>2<text:tab/>System settings</text:p>
      <text:p text:style-name="P10"/>
      <text:p text:style-name="P10">41<text:tab/>65<text:tab/>&lt; <text:span text:style-name="T9">6</text:span><text:tab/>&lt; <text:span text:style-name="T9">6</text:span><text:tab/><text:span text:style-name="T9">Solo </text:span>Switch <text:span text:style-name="T9">Type (Off, Row, Column, Loop, TwoWay, Channel)</text:span></text:p>
      <text:p text:style-name="P13">42<text:tab/>66<text:tab/>&lt; <text:span text:style-name="T9">78</text:span><text:tab/>&lt; <text:span text:style-name="T9">120</text:span><text:tab/><text:span text:style-name="T9">Solo </text:span>Switch <text:span text:style-name="T9">Incoming Controller</text:span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18:38:34.086054824</meta:creation-date>
    <dc:date>2020-07-30T21:19:34.879943260</dc:date>
    <meta:editing-duration>PT50M27S</meta:editing-duration>
    <meta:editing-cycles>6</meta:editing-cycles>
    <meta:generator>LibreOffice/6.1.5.2$Linux_X86_64 LibreOffice_project/10$Build-2</meta:generator>
    <meta:document-statistic meta:table-count="0" meta:image-count="0" meta:object-count="0" meta:page-count="2" meta:paragraph-count="50" meta:word-count="220" meta:character-count="945" meta:non-whitespace-character-count="770"/>
  </office:meta>
</office:document-meta>
</file>